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d1517"/>
    </style:style>
    <style:style style:name="P2" style:family="paragraph" style:parent-style-name="Heading_20_2">
      <style:paragraph-properties fo:text-align="center" style:justify-single-word="false"/>
    </style:style>
    <style:style style:name="P3" style:family="paragraph" style:parent-style-name="Text_20_body">
      <style:text-properties officeooo:paragraph-rsid="000d1517"/>
    </style:style>
    <style:style style:name="P4" style:family="paragraph" style:parent-style-name="Text_20_body">
      <style:text-properties officeooo:paragraph-rsid="000f7a76"/>
    </style:style>
    <style:style style:name="P5" style:family="paragraph" style:parent-style-name="Text_20_body">
      <style:paragraph-properties fo:break-before="page"/>
      <style:text-properties officeooo:paragraph-rsid="000f7a76"/>
    </style:style>
    <style:style style:name="P6" style:family="paragraph" style:parent-style-name="Text_20_body">
      <style:paragraph-properties fo:break-before="page"/>
      <style:text-properties officeooo:paragraph-rsid="000d15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rabalhando com SQL</text:h>
      <text:p text:style-name="P1">Quase todas estas dicas abaixo recebi na lista de PostgreSQL do <text:a xlink:type="simple" xlink:href="http://postgresql.org.br/" text:style-name="Internet_20_link" text:visited-style-name="Visited_20_Internet_20_Link">http://postgresql.org.br</text:a>. Sempre que lembrei concedi os devidos créditos.<text:line-break/></text:p>
      <text:p text:style-name="P1"><text:span text:style-name="Strong_20_Emphasis">1) Criar Tabela tendo outra outra como base e já importando todos os registros dessa outra:</text:span><text:line-break/>CREATE TABLE tabelanova AS SELECT * FROM tabealexistente;</text:p>
      <text:p text:style-name="P1"/>
      <text:p text:style-name="P1"><text:span text:style-name="Strong_20_Emphasis">2) Inserindo com SELECT</text:span><text:line-break/>Inserir todos os registros de uma tabela em outra:<text:line-break/>INSERT INTO tabelaqueimporta SELECT * from tabelaqueexporta;</text:p>
      <text:p text:style-name="Text_20_body">insert into engenharia.insumos (grupo,insumo,descricao,unidade) select grupo,insumo,descricao, CAST(unidade AS int2) AS “unidade” from engenharia.apagar</text:p>
      <text:p text:style-name="Text_20_body">insert into engenharia.insumos (grupo,insumo,descricao,unidade) select grupo,insumo,descricao, cast(unidade AS INT2) AS unidade from engenharia.apagar</text:p>
      <text:p text:style-name="Text_20_body">$conn = pg_connect(“host=10.40.100.186 dbname=apoena user=_postgresql”);<text:line-break/>for($x=10;$x&lt;=87;$x++){<text:line-break/>$sql=”update engenharia.precos set custo_produtivo = (select custo_produtivo from engenharia.apagar where insumo=’$x’) where insumo=’00’ || ‘$x'”;<text:line-break/>$ret=pg_query($conn,$sql);<text:line-break/>}</text:p>
      <text:p text:style-name="Text_20_body"><text:span text:style-name="Strong_20_Emphasis"><text:line-break/>3) Atualizar um campo em todos os registros de uma tabela recebendo de outra tabela:</text:span></text:p>
      <text:p text:style-name="Text_20_body">UPDATE servicos s SET custo = total FROM composicoes c<text:line-break/>WHERE s.tabela = c.tabela AND s.servico = c.servico</text:p>
      <text:p text:style-name="Text_20_body">Uso do Like e de Expressões Regulares</text:p>
      <text:p text:style-name="Text_20_body">Registros:<text:line-break/>Ribamar Ferreira de Sousa<text:line-break/>João Pereira Brito</text:p>
      <text:p text:style-name="Text_20_body">Usando LIKE e ILIKE</text:p>
      <text:p text:style-name="Text_20_body">SELECT * FROM clientes WHERE nome LIKE ‘Riba%’; // Retorna Ribamar Ferreira de Sousa<text:line-break/>SELECT * FROM clientes WHERE nome LIKE ‘riba%’; // Nada retorna<text:line-break/>SELECT * FROM clientes WHERE nome ILIKE ‘riba%’; // Retorna Ribamar Ferreira de Sousa<text:line-break/>SELECT * FROM clientes WHERE nome NOT LIKE ‘pedro’; // Retorna ambos os registros</text:p>
      <text:p text:style-name="Text_20_body"><text:soft-page-break/>Usando Expressões Regulares</text:p>
      <text:p text:style-name="Text_20_body">SELECT * FROM clientes WHERE nome ~~ ‘Riba%’; // Retorna Ribamar Ferreira de Sousa<text:line-break/>SELECT * FROM clientes WHERE nome ~~ ‘riba%’; // Nada retorna<text:line-break/>SELECT * FROM clientes WHERE nome ~~* ‘riba%’; // Retorna Ribamar Ferreira de Sousa<text:line-break/>SELECT * FROM clientes WHERE nome !~~ ‘pedro’; // Retorna ambos os registros<text:line-break/>SELECT nome FROM clientes WHERE nome ~ ‘Ribamar Ferreira de Sousa’; // Retorna Ribamar Ferreira de Sousa<text:line-break/>SELECT * FROM clientes WHERE nome !~ ‘jorge’; // Retorna ambos</text:p>
      <text:p text:style-name="Text_20_body"><text:span text:style-name="Strong_20_Emphasis"/></text:p>
      <text:p text:style-name="Text_20_body"><text:span text:style-name="Strong_20_Emphasis">4) Buscar nas tabelas de sistema do postgresql, todos as tabelas de um determinado schema, os campos que sejam do tipo boolean.. </text:span></text:p>
      <text:p text:style-name="Text_20_body">SELECT n.nspname AS Schema, c.relname AS Tabela, t.typname AS Tipo<text:line-break/>FROM pg_class c<text:line-break/>LEFT JOIN pg_namespace n ON n.oid = c.relnamespace<text:line-break/>LEFT JOIN pg_type t ON t.oid = c.reltype<text:line-break/>WHERE c.relkind = ‘r’::”char”<text:line-break/>AND t.typname = ‘boolean’;</text:p>
      <text:p text:style-name="Text_20_body"><text:span text:style-name="Strong_20_Emphasis"><text:line-break/>5) Exemplos de Joins</text:span></text:p>
      <text:p text:style-name="Text_20_body">Join com 4 tabelas</text:p>
      <text:p text:style-name="Text_20_body">$w_sql = ” TRUE “;</text:p>
      <text:p text:style-name="Text_20_body">if ( $p_tabela != “”) { $w_sql = $w_sql . ” AND tabela ~~*'” . $p_tabela . “‘”; }<text:line-break/>if ( $p_insumo_grupo != “”) { $w_sql = $w_sql . ” AND insumo_grupo ~~*'” .$p_insumo_grupo.”‘”; }<text:line-break/>if ( $p_insumo != “”) { $w_sql = $w_sql . ” AND insumo ~~*'” . $p_insumo . “‘”; }<text:line-break/>if ( $p_fornecedor != “”) { $w_sql = $w_sql . ” AND fornecedor ~~*'” .$p_fornecedor.”‘”; }</text:p>
      <text:p text:style-name="Text_20_body">$w_sql=”SELECT distinct on (p.tabela, p.insumo_grupo, p.insumo, p.fornecedor) p.custo_produtivo, p.data_inclusao,<text:line-break/>t.tabela, t.descricao as tabelad,<text:line-break/>ig.grupo, ig.descricao as insumogd,<text:line-break/>i.grupo, i.insumo, i.descricao as insumod,<text:line-break/>f.codigo_fornecedor, f.razao_social as fornecedord<text:line-break/>FROM $m_table as p, $m_table_tab as t, $m_table_ing as ig, $m_table_ins as i, $m_table_for as f<text:line-break/>WHERE p.tabela=t.tabela AND p.insumo_grupo=ig.grupo AND p.insumo=i.insumo AND p.fornecedor=f.codigo_fornecedor<text:line-break/>AND p.insumo_grupo = i.grupo ORDER BY p.tabela DESC, p.insumo_grupo;”;</text:p>
      <text:p text:style-name="Text_20_body"><text:soft-page-break/>/*<text:line-break/>p – $m_table (engenharia.precos)<text:line-break/>i – $m_table_ins (engenharia.insumos)<text:line-break/>ig – $m_table_ing (engenharia.insumos_grupos)<text:line-break/>t – $m_table_tab (engenharia.tabela)<text:line-break/>*/</text:p>
      <text:p text:style-name="Text_20_body"><text:span text:style-name="Strong_20_Emphasis"><text:line-break/>6) Mudar Tipo de Dados de Campo – CAST (Só &gt;=8.0):</text:span></text:p>
      <text:p text:style-name="Text_20_body">ALTER TABLE tabela ALTER COLUMN campo TYPE tipo;<text:line-break/>ALTER TABLE produtos ALTER COLUMN preco TYPE numeric(10,2);<text:line-break/>ALTER TABLE produtos ALTER COLUMN data TYPE DATE USING CAST (data AS DATE);</text:p>
      <text:p text:style-name="Text_20_body"><text:span text:style-name="Strong_20_Emphasis"><text:line-break/>7) Renomear Tabela</text:span><text:line-break/>ALTER TABLE tabela RENAME TO nomenovo;<text:line-break/>ALTER TABLE produtos RENAME TO equipamentos;</text:p>
      <text:p text:style-name="Text_20_body"><text:span text:style-name="Strong_20_Emphasis"><text:line-break/>8) Tamanho de Tabela, Banco ou Todos os Bancos do SGBD:</text:span></text:p>
      <text:p text:style-name="Text_20_body">Tamanho de Banco de Dados (postgresql 8.1 ou superior):<text:line-break/>select pg_database_size(‘nomebanco’);</text:p>
      <text:p text:style-name="Text_20_body">Tamanho de Tabela<text:line-break/>select pg_tablespace_size(‘nometabela’);</text:p>
      <text:p text:style-name="Text_20_body">Tamanho de todos os bancos de dados do SGBD:<text:line-break/>select (sum(relpages) * 8) / 1024 || ‘ MB’ as tamanho from pg_class where relowner &gt; 1;</text:p>
      <text:p text:style-name="Text_20_body">Ou</text:p>
      <text:p text:style-name="Text_20_body">select (sum(relpages) / 2^7) :: int || ‘ MB’ as tamanho from pg_class where relowner &gt; 1;</text:p>
      <text:p text:style-name="Text_20_body"><text:span text:style-name="Strong_20_Emphasis"><text:line-break/>9) Validação de e-mails</text:span></text:p>
      <text:p text:style-name="Text_20_body">1 – select distinct(campo_email),campo_nome, campos_n from tabela where campo_email like ‘%@%.%’<text:line-break/>2 – SELECT POSITION(‘@’, ‘ribafs@gmail.com’) &gt; 0<text:line-break/>3 – select ‘coutinho.php@gmail.com’ ~ ‘@’<text:line-break/>4 – select ‘coutinho.php@gmail.com’ like ‘%@%’<text:line-break/>5 – select if (‘campo_email’ like “%@%.%”,”TRUE”,”FALSE”) as flag, campo_adcional from tabela<text:line-break/>6 – select ‘coutinho@gmail.com’ similar to ‘%@%.%’;</text:p>
      <text:p text:style-name="P4"><text:span text:style-name="Strong_20_Emphasis"><text:line-break/></text:span></text:p>
      <text:p text:style-name="P5"><text:span text:style-name="Strong_20_Emphasis">10) Temos um campo (insumo) com valores = 1, 2, 3, … 87</text:span><text:line-break/>Queremos atualizar para 0001, 0002, 0003, … 0087</text:p>
      <text:p text:style-name="Text_20_body">UPDATE equipamentos SET insumo = ‘000’ || insumo WHERE LENGTH(insumo) = 1;<text:line-break/>UPDATE equipamentos SET insumo = ’00’ || insumo WHERE LENGTH(insumo) = 2;</text:p>
      <text:p text:style-name="Text_20_body">Outra saída mais elegante ainda:</text:p>
      <text:p text:style-name="Text_20_body">UPDATE equipamentos SET insumo = REPEAT(‘0’, 4-LENGTH(insumo)) || insumo;</text:p>
      <text:p text:style-name="Text_20_body"><text:span text:style-name="Strong_20_Emphasis"><text:line-break/>11) Retornar o número de usuários conectados</text:span><text:line-break/>select count(*) from pg_stat_activity</text:p>
      <text:p text:style-name="Text_20_body">pg_stat_database que apresenta para cada banco de dados o número de conexões.<text:line-break/>Eu particularmente acho que fica mais fácil de visualizar do que o pg_stat_activity quando se tem muitas conexões.</text:p>
      <text:p text:style-name="Text_20_body">Mostrar uso dos índices dos bancos de dados:<text:line-break/>select * from pg_statio_user_indexes;</text:p>
      <text:p text:style-name="Text_20_body">select * from pg_stat_user_indexes;</text:p>
      <text:p text:style-name="Text_20_body">Mostra estatística de uso das tabelas e manutenção:<text:line-break/>select * from pg_stat_all_tables;</text:p>
      <text:p text:style-name="Text_20_body">Mostra todas as tabelas do atual esquema do atual banco:<text:line-break/>select * from pg_stat_user_tables;</text:p>
      <text:p text:style-name="Text_20_body">pg_stat_get_tuples_returned(oid) bigint Number of rows read by sequential scans when argument is a table, or number of index entries returned when argument is an index<text:line-break/>pg_stat_get_tuples_fetched(oid) bigint Number of table rows fetched by bitmap scans when argument is a table, or table rows fetched by simple index scans using the index when argument is an index<text:line-break/>pg_stat_get_tuples_inserted(oid) bigint Number of rows inserted into table<text:line-break/>pg_stat_get_tuples_updated(oid) bigint Number of rows updated in table<text:line-break/>pg_stat_get_tuples_deleted(oid) bigint Number of rows deleted from table<text:line-break/>pg_stat_get_blocks_fetched(oid) bigint Number of disk block fetch requests for table or index<text:line-break/>pg_stat_get_blocks_hit(oid) bigint Number of disk block requests found in cache for table or index<text:line-break/>pg_stat_get_last_vacuum_time(oid) timestamptz Time of the last vacuum initiated by the user on this table<text:line-break/>pg_stat_get_last_autovacuum_time(oid) timestamptz Time of the last vacuum initiated by the autovacuum daemon on this table<text:line-break/>pg_stat_get_last_analyze_time(oid) timestamptz Time of the last analyze initiated by the user on this table<text:line-break/>pg_stat_get_last_autoanalyze_time(oid) timestamptz Time of the last analyze initiated by the autovacuum daemon on this table</text:p>
      <text:p text:style-name="Text_20_body"><text:soft-page-break/>This is controlled by configuration parameters that are normally set in postgresql.conf</text:p>
      <text:p text:style-name="Text_20_body">The function pg_stat_get_backend_idset provides a convenient way to generate one row for each active server process. For example, to show the PIDs and current queries of all server processes:</text:p>
      <text:p text:style-name="Text_20_body">SELECT pg_stat_get_backend_pid(s.backendid) AS procpid,<text:line-break/>pg_stat_get_backend_activity(s.backendid) AS current_query<text:line-break/>FROM (SELECT pg_stat_get_backend_idset() AS backendid) AS s;</text:p>
      <text:p text:style-name="Text_20_body">Visualizar os processos do portgresql num UNIX:</text:p>
      <text:p text:style-name="Text_20_body">ps auxww | grep ^postgres</text:p>
      <text:p text:style-name="Text_20_body">Formato de retorno:<text:line-break/>postgres: user database host activity</text:p>
      <text:p text:style-name="Text_20_body"><text:span text:style-name="Strong_20_Emphasis"/></text:p>
      <text:p text:style-name="Text_20_body"><text:span text:style-name="Strong_20_Emphasis">12) Corrigindo Estouro do Máximo de transações (2 bilhões)</text:span><text:line-break/>Constatando:</text:p>
      <text:p text:style-name="Text_20_body">SELECT datname, age(datfrozenxid) FROM pg_database;</text:p>
      <text:p text:style-name="Text_20_body">age acusa mais de 2 bilhões</text:p>
      <text:p text:style-name="Text_20_body">Tarcizio Meurer</text:p>
      <text:p text:style-name="P1">– Execute um dumpall na base<text:line-break/>– drop a base e o agrupamento de dados<text:line-break/>– recrie o agrupamento<text:line-break/>– recrie a base<text:line-break/>– carrege os dados novemente.</text:p>
      <text:p text:style-name="P1"><text:span text:style-name="Strong_20_Emphasis">13) Total de Registros de Todos os Bancos do SGBD (PHP):</text:span></text:p>
      <text:p text:style-name="Text_20_body">&lt;?php</text:p>
      <text:p text:style-name="Text_20_body">$conexao=pg_connect(“host=127.0.0.1 user=postgres password=postabir”);</text:p>
      <text:p text:style-name="Text_20_body">$sql=”SELECT datname AS banco FROM pg_database ORDER BY datname”;<text:line-break/>$consulta=pg_query($conexao,$sql);</text:p>
      <text:p text:style-name="Text_20_body">$banco = array();<text:line-break/>$c=0;<text:line-break/>while ($data = @pg_fetch_object($consulta,$c)) {<text:line-break/>$cons=$data-&gt;banco;</text:p>
      <text:p text:style-name="Text_20_body">$banco[] .= $cons;<text:line-break/>$c++;<text:line-break/>}</text:p>
      <text:p text:style-name="Text_20_body">$sql2=”SELECT n.nspname as esquema,c.relname as tabela FROM pg_namespace n, pg_class c<text:line-break/><text:soft-page-break/>WHERE n.oid = c.relnamespace<text:line-break/>and c.relkind = ‘r’ — no indices<text:line-break/>and n.nspname not like ‘pg\\_%’ — no catalogs<text:line-break/>and n.nspname != ‘information_schema’ — no information_schema<text:line-break/>ORDER BY nspname, relname”;</text:p>
      <text:p text:style-name="Text_20_body">for ($x=0; $x &lt; count($banco);$x++){<text:line-break/>if ($banco[$x] !=”template0″ &amp;&amp; $banco[$x] != “template1″ &amp;&amp; $banco[$x] !=”postgres”){<text:line-break/>$conexao2=pg_connect(“host=127.0.0.1 dbname=$banco[$x] user=postgres password=postabir”);<text:line-break/>$consulta2=pg_query( $conexao2, $sql2 );</text:p>
      <text:p text:style-name="Text_20_body">while ($data = pg_fetch_object($consulta2)) {<text:line-break/>$esquematab=$data-&gt;esquema.’.’.$data-&gt;tabela;<text:line-break/>$sql3=”SELECT count(*) FROM $esquematab”;<text:line-break/>$consulta3=pg_query($conexao2,$sql3);<text:line-break/>$res=@pg_fetch_array($consulta3);</text:p>
      <text:p text:style-name="Text_20_body">print ‘Banco.Esquema.Tabela -&gt; ‘.$banco[$x].’.’.$data-&gt;esquema.’.’.$data-&gt;tabela.’ – Registro(s) – ‘.$res[0].”;<text:line-break/>$total += $res[0];<text:line-break/>}</text:p>
      <text:p text:style-name="Text_20_body">}<text:line-break/>}<text:line-break/>print “Total de Registro de todas as tabelas de todos os bancos “. $total;</text:p>
      <text:p text:style-name="P1">?&gt;<text:line-break/></text:p>
      <text:p text:style-name="P1"><text:span text:style-name="Strong_20_Emphasis">14) Uso da Constraint check</text:span></text:p>
      <text:p text:style-name="Text_20_body">CREATE TABLE testes(<text:line-break/>codigo serial primary key,<text:line-break/>idade integer,<text:line-break/>check (idade &gt; 18 AND idade &lt; 70)<text:line-break/>)</text:p>
      <text:p text:style-name="Text_20_body">Alternativas:</text:p>
      <text:p text:style-name="Text_20_body">check (preco &gt; desconto)</text:p>
      <text:p text:style-name="Text_20_body">check (desconto &gt; 0 AND preco &gt; desconto)</text:p>
      <text:p text:style-name="Text_20_body">————-<text:line-break/>Somente aceitar c ou e (simulando campo tipo enum do MySQL):<text:line-break/>tipo char(1) check (tipo =’c’ OR tipo=’e’)</text:p>
      <text:p text:style-name="P1">Para este cria-se uma combo com values ‘c’ e ‘e’.<text:line-break/></text:p>
      <text:p text:style-name="P1"><text:soft-page-break/><text:span text:style-name="Strong_20_Emphasis">15) Manutenção do PostgreSQL:</text:span><text:line-break/>No CRON:</text:p>
      <text:p text:style-name="Text_20_body">/home/pgsql/bin/psql -c “vacuum full analyse” -d dadosadv -U postgres</text:p>
      <text:p text:style-name="Text_20_body">Consultas no Pronpt do SO:<text:line-break/>psql -U postgres -d banco -c “SELECT * FROM clientes”</text:p>
      <text:p text:style-name="Text_20_body">Manutenção em Tabela<text:line-break/>vacuum analize tabela;</text:p>
      <text:p text:style-name="Text_20_body">Reindexar Banco, tabela ou índice<text:line-break/>reindex database banco;</text:p>
      <text:p text:style-name="Text_20_body">Exibir plano de consulta<text:line-break/>explain select * from tabela;</text:p>
      <text:p text:style-name="P1">Exibir todos os parâmetros de runtime<text:line-break/>show all;<text:line-break/></text:p>
      <text:p text:style-name="P1"><text:span text:style-name="Strong_20_Emphasis">16) Consulta com Dias Úteis</text:span></text:p>
      <text:p text:style-name="Text_20_body">Só para constar aqui vai uma expressão SQL que fornece os<text:line-break/>dias úteis de um período. Considerei que existe uma tabela<text:line-break/>com o registro dos feriados e outros dias que não devem ser<text:line-break/>considerados (emendas, pontos facultativos, etc):</text:p>
      <text:p text:style-name="Text_20_body">SELECT dia FROM<text:line-break/>(SELECT (‘2007-10-01′::date+s.a*’1 day’::interval) AS dia<text:line-break/>FROM generate_series(0, ‘2007-10-31’::date –<text:line-break/>‘2007-10-01’::date, 1) AS s(a)) foo<text:line-break/>WHERE EXTRACT(DOW FROM dia) BETWEEN 1 AND 5<text:line-break/>EXCEPT<text:line-break/>SELECT dia FROM tab_feriado;</text:p>
      <text:p text:style-name="P1">Osvaldo (na lista postgresql-br)<text:line-break/></text:p>
      <text:p text:style-name="P1"><text:span text:style-name="Strong_20_Emphasis">17) Update em uma chave primária sem causar duplicação de chave</text:span></text:p>
      <text:p text:style-name="Text_20_body">UPDATE teste SET coluna1 = t_aux.coluna1+1<text:line-break/>FROM (<text:line-break/>SELECT coluna1<text:line-break/>FROM teste<text:line-break/>ORDER BY coluna1 DESC<text:line-break/>) t_aux<text:line-break/>WHERE teste.coluna1 = t_aux.coluna1;</text:p>
      <text:p text:style-name="P4">Osvaldo (na lista postgresql-br)<text:line-break/></text:p>
      <text:p text:style-name="P5"><text:span text:style-name="Strong_20_Emphasis">18) Como saber se existe uma transação ativa</text:span></text:p>
      <text:p text:style-name="Text_20_body">select pg_stat_activity;</text:p>
      <text:p text:style-name="P4">Dica do João Paulo.<text:line-break/></text:p>
      <text:p text:style-name="P4"><text:span text:style-name="Strong_20_Emphasis">19)Inserir data como valor default:</text:span></text:p>
      <text:p text:style-name="Text_20_body">Pode usar também o current_date ou o localtimestamp.</text:p>
      <text:p text:style-name="Text_20_body">insert into tabela(data) values ((select current_date));</text:p>
      <text:p text:style-name="Text_20_body">ou</text:p>
      <text:p text:style-name="P1">insert into tabela(data) values ((select localtimestampo));<text:line-break/></text:p>
      <text:p text:style-name="P1"><text:span text:style-name="Strong_20_Emphasis">20) Ler último saldo de tabela</text:span></text:p>
      <text:p text:style-name="Text_20_body">Tenho o seguinte conteudo numa tabela de contas:</text:p>
      <text:p text:style-name="Text_20_body">Lancto–CCorrente–Banco–OP–DataLan——-Valor———Saldo–<text:line-break/>1 12345-6 002 C 19/11/2007 1000.00 1000.00<text:line-break/>2 12345-6 002 C 19/11/2007 2000.00 3000.00<text:line-break/>3 12345-6 002 D 19/11/2007 100.00 2900.00<text:line-break/>4 23450-6 001 C 19/11/2007 2000.00 3000.00<text:line-break/>5 23450-6 001 D 19/11/2007 100.00 2900.00</text:p>
      <text:p text:style-name="Text_20_body">Preciso retornar sempre o último SALDO registrado.<text:line-break/>Como nunca vou saber a data exata da periodo de consulta.</text:p>
      <text:p text:style-name="Text_20_body">Estou executando:</text:p>
      <text:p text:style-name="Text_20_body">SELECT saldoatual FROM lanban WHERE contacorrente = ‘12345-6’ and datalan &lt;= ‘2007/12/01’ ORDER BY datalan DESC LIMIT 1</text:p>
      <text:p text:style-name="Text_20_body">Retona o Saldo: 1000.00, preciso pegar o ultimo saldo da conta 12345-6: que é 2900.00.</text:p>
      <text:p text:style-name="Text_20_body">Isso porque tabelas são conjuntos de dados. O padrão SQL *não* garante a<text:line-break/>ordem dos dados. Mesmo se ele garantisse, um simples UPDATE podia mudar<text:line-break/>o ordem dos dados e o seu SELECT não retornaria o valor desejado.</text:p>
      <text:p text:style-name="Text_20_body">&gt; Alguem tem alguma dica?<text:line-break/>&gt;<text:line-break/>O campo ‘Lancto’ é do tipo serial? Se for poderias utilizar:<text:line-break/>SELECT saldoatual FROM lanban WHERE contacorrente = ‘12345-6’ ORDER BY<text:line-break/>“Lancto” DESC LIMIT 1.</text:p>
      <text:p text:style-name="P1">Dica do Euler Taveira de Oliveira<text:line-break/></text:p>
      <text:p text:style-name="P1"/>
      <text:p text:style-name="P6"><text:span text:style-name="Strong_20_Emphasis">21) Formato de moeda</text:span></text:p>
      <text:p text:style-name="Text_20_body">O correto seria:<text:line-break/>to_char(1030.52,’9G999D99′)<text:line-break/>mas o resultado é: 1,030,52<text:line-break/>como você pode observar existe um problema no<text:line-break/>separador de milhar (indicado pelo G) que é<text:line-break/>considerado como , e não como . que seria o esperado.</text:p>
      <text:p text:style-name="Text_20_body">Uma maneira de contornar (não muito elegante) é:<text:line-break/>to_char(1030.52,’9″.”999D99′)</text:p>
      <text:p text:style-name="P1">Corrigido na versão 8.3<text:line-break/></text:p>
      <text:p text:style-name="P1"><text:span text:style-name="Strong_20_Emphasis">22) Saber o Tamanho de Tabela e de Índices</text:span></text:p>
      <text:p text:style-name="Text_20_body">pg_relation_size()<text:line-break/>pg_total_relation_size()</text:p>
      <text:p text:style-name="P1">-Leo<text:line-break/>—<text:line-break/>Leonardo Cezar<text:line-break/></text:p>
      <text:p text:style-name="P1"><text:span text:style-name="Strong_20_Emphasis">23) Último Saldo</text:span><text:line-break/>Fernando Brombatti</text:p>
      <text:p text:style-name="Text_20_body">A situação é a seguinte. Não se sabe se o serial citado (por N razões) vai ser o último valor existente. Nada me garante que estes dados não sofreram algum UPDATE. Sendo assim, recomendo:<text:line-break/>1) alterar o campo DATE para TIMESTAMP<text:line-break/>2) alterar o query:<text:line-break/>SELECT lan.saldoatual<text:line-break/>FROM lanban lan<text:line-break/>WHERE lan.contacorrente = ‘12345-6’ AND lan.datalan = (SELECT MAX(maxlan.datalan)<text:line-break/>FROM lanban maxlan<text:line-break/>WHERE maxlan.contacorrente = lan.contacorrente)<text:line-break/>Isso faz com que no primeiro SQL eu traga os lancamentos da conta e no segundo eu trago a máxima data de lançamento para a mesma conta. Como as contas são iguais, trago a máxima data da conta atual, logo tenho o saldo atual.<text:line-break/>É confuso, mas é o mais seguro (podem haver UPDATES neste caso também, mas aí não se depende de um serial).<text:line-break/>Para este query funcionar bem necessita mais um índice em datalan ao menos.<text:line-break/>Nos nossos sistemas da prefeitura nunca usamos saldos desta forma, pois aí se é removido algum registro a informação não fica correta.</text:p>
      <text:p text:style-name="P1">Espero não ter confundido tanto.<text:line-break/></text:p>
      <text:p text:style-name="P1"><text:soft-page-break/><text:span text:style-name="Strong_20_Emphasis">24) Encontrando tanela de sistema</text:span></text:p>
      <text:p text:style-name="Text_20_body">Para localizar informações desse tipo existe o information_schema<text:line-break/>(conforme citado pelo Leandro). Utilizando o catalogo poupa voce de<text:line-break/>futuras dores de cabeça quando por exemplo houver alguma alteração<text:line-break/>estrutural em tabelas do sistema em versõs futuras. As views do<text:line-break/>catalogo deverão permanecer com o máximo de compatibilidade entre<text:line-break/>versões (segundo padrão SQL).</text:p>
      <text:p text:style-name="Text_20_body">Além de ser mais simples:</text:p>
      <text:p text:style-name="Text_20_body">SELECT *<text:line-break/>FROM information_schema.tables<text:line-break/>WHERE table_name = ‘foobar’;</text:p>
      <text:p text:style-name="Text_20_body">Infelizmente não possuimos referencias a outros banco de dados<text:line-break/>(banco.schema.tabela), portanto o comando deverá ser executado em<text:line-break/>todos seus bancos para localizar a tabela ou um programeta bash<text:line-break/>parecido com isso:</text:p>
      <text:p text:style-name="Text_20_body">$ ARG=$1 || “foo” &amp;&amp; for DATABASE in `psql -U postgres -c “\l” \<text:line-break/>| cut -d”|” -f1 | egrep ‘^(\ [a-z])’`<text:line-break/>do<text:line-break/>psql -U postgres -d $DATABASE -Atc \<text:line-break/>“SELECT ‘O banco de dados $DATABASE possui a tabela: $RG’<text:line-break/>FROM information_schema.tables<text:line-break/>WHERE table_name = ‘$ARG'”;<text:line-break/>done;</text:p>
      <text:p text:style-name="Text_20_body">Abraço!</text:p>
      <text:p text:style-name="P1">-Leo<text:line-break/></text:p>
      <text:p text:style-name="P1"><text:span text:style-name="Strong_20_Emphasis">25) Como Localizar e Deletar registros duplicados </text:span></text:p>
      <text:p text:style-name="Text_20_body">1.Select para localizar duplicados<text:line-break/>select campo,campo1,count(*)<text:line-break/>from tabela group by campo,campo1 having count(*) &gt; 1</text:p>
      <text:p text:style-name="P1">2.Deletar duplicados:<text:line-break/>delete from tab p1<text:line-break/>where rowid &lt; (select max(rowid)<text:line-break/>from tab1 p2<text:line-break/>where p1.primary_key = p2.primary_key);<text:line-break/></text:p>
      <text:p text:style-name="P1"/>
      <text:p text:style-name="P6"><text:span text:style-name="Strong_20_Emphasis">26) Inserir registros em uma específica posição</text:span><text:line-break/>&gt; Hi, how are you? maybe you know how SQL insert data<text:line-break/>&gt; bellow or above in database tabe? example insert<text:line-break/>&gt; data from position table 5 thanks<text:line-break/>&gt;</text:p>
      <text:p text:style-name="P1">No, I don’t known.<text:line-break/>But if you make a copy from table,<text:line-break/>create a new table with same structure,<text:line-break/>insert a new register,<text:line-break/>import register from old table, then first register<text:line-break/>are this last register inserted.<text:line-break/></text:p>
      <text:p text:style-name="P1"><text:span text:style-name="Strong_20_Emphasis">27) Timezones do PostgreSQL (lista pgbr-geral)</text:span></text:p>
      <text:p text:style-name="Text_20_body">No POSTGRESQL.CONF tem o timezone onde você pode colocar algo do tipo:</text:p>
      <text:p text:style-name="Text_20_body">TIMEZONE=BRAZIL/EAST esta é minha configuração, ou seja, de minha região.</text:p>
      <text:p text:style-name="Text_20_body">Analise.<text:line-break/>Wandrey</text:p>
      <text:p text:style-name="Text_20_body">Outra ———–<text:line-break/>Na maioria dos casos é criado um link do diretório de timezones do<text:line-break/>S.O. (/usr/share/zoneinfo//usr/share/zoneinfo/) para o diretório de<text:line-break/>Timezones do Postgres ($PGDIR/share/timezone )Que possui seu próprio<text:line-break/>sistema de controle de timezone, se não me engano a partir d versão 8)</text:p>
      <text:p text:style-name="P1">—<text:line-break/>Att:<text:line-break/>Thiago Risso</text:p>
      <text:p text:style-name="P1"/>
      <text:p text:style-name="P1"><text:span text:style-name="Strong_20_Emphasis">28) Inserir Número Aleatório em Tabela</text:span></text:p>
      <text:p text:style-name="Text_20_body">CREATE TABLE page (<text:line-break/>id SERIAL PRIMARY KEY,<text:line-break/>about TEXT NULL,<text:line-break/>);</text:p>
      <text:p text:style-name="Text_20_body">ALTER TABLE page ADD myrand NUMERIC NOT NULL DEFAULT RANDOM();</text:p>
      <text:p text:style-name="Text_20_body">UPDATE page SET myrand = DEFAULT;</text:p>
      <text:p text:style-name="Text_20_body">SELECT id FROM page WHERE myrand &gt;= RANDOM() ORDER BY myrand LIMIT 1;</text:p>
      <text:p text:style-name="Text_20_body">This approach has some problems:</text:p>
      <text:p text:style-name="Text_20_body">* If the number you pick is greater than the largest number in the myrand column, you will not find any matching rows.<text:line-break/><text:soft-page-break/>* The gaps between the random values in the myrand column are not uniform, and thus the rows selected are not random. Imagine a table with two rows and myrand values of 0.8 and 0.9. If the random number compared to myrand is .8 or less, the first row is chosen. But the second row is only chosen if the value picked is between .8 and .9<text:line-break/>* If more than one row has the exact same number, it is likely that one of them will never get picked.</text:p>
      <text:p text:style-name="P1">Mais detalhes em: <text:a xlink:type="simple" xlink:href="http://people.planetpostgresql.org/greg/index.php?/archives/118-guid.html" text:style-name="Internet_20_link" text:visited-style-name="Visited_20_Internet_20_Link">http://people.planetpostgresql.org/greg/index.php?/archives/118-guid.htm…</text:a><text:line-break/></text:p>
      <text:p text:style-name="P1"><text:span text:style-name="Strong_20_Emphasis">29) Desabilitar Triggers</text:span><text:line-break/>Vinicius Santos – MSI escreveu:<text:line-break/>Thiago Boufleuhr escreveu:</text:p>
      <text:p text:style-name="Text_20_body">Como faço para desabilitar as triggers em uma sessão no PLSQL ?</text:p>
      <text:p text:style-name="Text_20_body">Thiago Boufleuhr</text:p>
      <text:p text:style-name="Text_20_body">ALTER TABLE [NOME DA TABELA]<text:line-break/>DISABLE TRIGGER [NOME DA TRIGGER]<text:line-break/>Ou<text:line-break/>ALTER TABLE [NOME DA TABELA]<text:line-break/>DISABLE TRIGGER ALL</text:p>
      <text:p text:style-name="Text_20_body">ALERTA:<text:line-break/>William Leite Araújo: MUITO CUIDADO AO USAR “DISABLE TRIGGER ALL”</text:p>
      <text:p text:style-name="P1">As constraints de chave estrangeira são controladas via TRIGGER. Caso desabilite todos os gatilhos, a checagem da integridade referencial (chaves estrangeiras) serão desabilitadas!<text:line-break/></text:p>
      <text:p text:style-name="P1"><text:span text:style-name="Strong_20_Emphasis">30) Codificação de Caracteres</text:span><text:line-break/>Euler Taveira de Oliveira<text:line-break/>&gt;Evandro Ricardo Silvestre wrote: Codificação de caracteres do cliente e<text:line-break/>do servidor podem ser diferentes. Se a codificação do cliente é diferente da codificação do servidor, o servidor PostgreSQL tenta fazer uma conversão antes de armazenar/retornar os dados. Um problema que existia é que a aplicação cliente (no caso abaixo o psql) não avisava se a codificação informada ao servidor (client_encoding) era a mesma do ambiente (terminal).<text:line-break/>Bem vindo ao psql 8.3.0, o terminal iterativo do PostgreSQL.<text:line-break/>Digite: \copyright para mostrar termos de distribuição<text:line-break/>\h para ajuda com comandos SQL<text:line-break/>\? para ajuda com comandos do psql<text:line-break/>\g ou terminar com ponto-e-vírgula para executar a consulta<text:line-break/>\q para sair<text:line-break/>template1=# show client_encoding;<text:line-break/><text:soft-page-break/>client_encoding<text:line-break/>—————–<text:line-break/>LATIN1<text:line-break/>(1 registro)<text:line-break/>template1=# show server_encoding;<text:line-break/>server_encoding<text:line-break/>—————–<text:line-break/>LATIN1<text:line-break/>(1 registro)<text:line-break/>template1=# select upper(‘áéíóú’);<text:line-break/>upper<text:line-break/>——-<text:line-break/>ÁÉÍÓÚ<text:line-break/>(1 registro)<text:line-break/>template1=# set client_encoding to ‘utf-8’;<text:line-break/>SET</text:p>
      <text:p text:style-name="P1">template1=# show client_encoding;<text:line-break/>client_encoding<text:line-break/>—————–<text:line-break/>utf-8<text:line-break/>(1 registro)<text:line-break/>template1=# select upper(‘áéíóú’);<text:line-break/>ERRO: sequência de bytes é inválida para codificação “UTF8”: 0xe1e9ed<text:line-break/>DICA: Este erro pode acontecer também se a sequência de bytes nãocorresponde a codificação esperado pelo servidor, que é controlada por “client_encoding”.<text:line-break/>ERRO: sequÃªncia de bytes Ã© invÃ¡lida para codificaÃ§Ã£o “UTF8”: 0xe1e9ed<text:line-break/>DICA: Este erro pode acontecer tambÃ©m se a sequÃªncia de bytes nÃ£o corresponde a codificaÃ§Ã£o esperado pelo servidor, que Ã© controlada por “client_encoding”.<text:line-break/>[trocando a codificação de caracteres do terminal e digitando novamente]<text:line-break/>template1=# select upper(‘áéí’);<text:line-break/>upper<text:line-break/>——-<text:line-break/>ÁÉÍ<text:line-break/>(1 registro)<text:line-break/></text:p>
      <text:p text:style-name="P1"><text:span text:style-name="Strong_20_Emphasis">31) Como visualizar as consultas correntes no Postgres</text:span></text:p>
      <text:p text:style-name="Text_20_body">Colaboração: Frederico Palma</text:p>
      <text:p text:style-name="Text_20_body">Data de Publicação: 16 de fevereiro de 2008</text:p>
      <text:p text:style-name="Text_20_body">É necessário habilitar o stats_command_string no postgresql.conf:</text:p>
      <text:p text:style-name="Text_20_body">stats_command_string = true</text:p>
      <text:p text:style-name="Text_20_body">Essa configuração pode ser alterada em um banco que está ativo sem a necessidade de <text:soft-page-break/>reiniciá-lo e sem afetar as conexões abertas para recarregar as configurações. Envie um SIGHUP ou use o comando:</text:p>
      <text:p text:style-name="Text_20_body">pg_ctl reload</text:p>
      <text:p text:style-name="Text_20_body">Quando stats_command_string está ativo a tabela pg_stat_activity armazena todas consultas correntes.</text:p>
      <text:p text:style-name="Text_20_body">Realizando a consulta:</text:p>
      <text:p text:style-name="Text_20_body">SELECT datname,procpid,current_query FROM pg_stat_activity</text:p>
      <text:p text:style-name="Text_20_body">Teremos a lista dos bancos de dados utilizados com seus respectivos processos (PID) referente às consultas.</text:p>
      <text:p text:style-name="Text_20_body">SELECT datname,procpid,current_query FROM pg_stat_activity ORDER BY procpid;</text:p>
      <text:p text:style-name="Text_20_body">datname | procpid | current_query<text:line-break/>————+———+—————–<text:line-break/>mydatabase1 | 2587 | &lt; IDLE&gt;<text:line-break/>mydatabase2 | 15726 | SELECT * FROM users WHERE id=123 ;<text:line-break/>mydatabase3 | 15851 | &lt; IDLE&gt;</text:p>
      <text:p text:style-name="Text_20_body">Publicado originalmente na Dicas-L – <text:a xlink:type="simple" xlink:href="http://www.dicas-l.com.br/dicas-l/20080216.php" text:style-name="Internet_20_link" text:visited-style-name="Visited_20_Internet_20_Link">http://www.dicas-l.com.br/dicas-l/20080216.php</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08:59:36.610000000</meta:creation-date>
    <dc:date>2016-07-18T09:31:44.740430471</dc:date>
    <meta:editing-duration>PT4M59S</meta:editing-duration>
    <meta:editing-cycles>4</meta:editing-cycles>
    <meta:generator>LibreOffice/4.3.3.2$Linux_X86_64 LibreOffice_project/430m0$Build-2</meta:generator>
    <dc:creator>Ribamar </dc:creator>
    <meta:document-statistic meta:table-count="0" meta:image-count="0" meta:object-count="0" meta:page-count="14" meta:paragraph-count="167" meta:word-count="2923" meta:character-count="19930" meta:non-whitespace-character-count="17122"/>
  </office:meta>
</office:document-meta>
</file>